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2d7f7a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0f06df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0f06df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c6ca0" officeooo:paragraph-rsid="000fa8bb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0f06df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23100" officeooo:paragraph-rsid="000fa8bb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0f06df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9f979" officeooo:paragraph-rsid="000fa8bb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236639" officeooo:paragraph-rsid="000fa8bb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officeooo:rsid="000f06df" officeooo:paragraph-rsid="000f06df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1" fo:font-size="14pt" officeooo:rsid="000fa8bb" officeooo:paragraph-rsid="000fa8bb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P47" style:family="paragraph" style:parent-style-name="Table_20_Contents">
      <style:text-properties style:font-name="Nirmala UI1" fo:font-size="14pt" fo:font-weight="bold" officeooo:rsid="002e0918" officeooo:paragraph-rsid="002e0918" style:font-size-asian="14pt" style:font-weight-asian="bold" style:font-name-complex="Nirmala UI2" style:font-size-complex="14pt"/>
    </style:style>
    <style:style style:name="P48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9" style:family="paragraph" style:parent-style-name="Table_20_Contents">
      <style:text-properties style:font-name="Nirmala UI1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51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fo:font-size="26pt" officeooo:paragraph-rsid="000eae2c" style:font-size-asian="26pt" style:font-size-complex="26pt"/>
    </style:style>
    <style:style style:name="P53" style:family="paragraph" style:parent-style-name="Standard">
      <style:text-properties fo:font-size="14pt" style:font-size-asian="14pt" style:font-size-complex="14pt"/>
    </style:style>
    <style:style style:name="P54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55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2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66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fca9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style:font-name="Nirmala UI" style:font-name-complex="Nirmala UI"/>
    </style:style>
    <style:style style:name="T5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6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7" style:family="text">
      <style:text-properties style:font-name="Nirmala UI" fo:font-size="14pt" style:font-size-asian="14pt" style:font-name-complex="Nirmala UI" style:font-size-complex="14pt"/>
    </style:style>
    <style:style style:name="T8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0" style:family="text">
      <style:text-properties style:font-name="Nirmala UI" fo:font-size="11pt" style:font-size-asian="11pt" style:font-name-complex="Nirmala UI"/>
    </style:style>
    <style:style style:name="T11" style:family="text">
      <style:text-properties fo:font-size="14pt" style:font-size-asian="14pt" style:font-name-complex="Mangal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Nirmala UI1" style:font-name-complex="Nirmala UI2" style:font-weight-complex="bold"/>
    </style:style>
    <style:style style:name="T14" style:family="text">
      <style:text-properties style:font-name="Nirmala UI1" officeooo:rsid="00135092" style:font-name-complex="Nirmala UI2" style:font-weight-complex="bold"/>
    </style:style>
    <style:style style:name="T15" style:family="text">
      <style:text-properties style:font-name="Nirmala UI1" officeooo:rsid="000eae2c" style:font-name-complex="Nirmala UI2" style:font-weight-complex="bold"/>
    </style:style>
    <style:style style:name="T16" style:family="text">
      <style:text-properties officeooo:rsid="002d7f7a"/>
    </style:style>
    <style:style style:name="T17" style:family="text">
      <style:text-properties officeooo:rsid="0015cf6d"/>
    </style:style>
    <style:style style:name="T18" style:family="text">
      <style:text-properties officeooo:rsid="000eae2c"/>
    </style:style>
    <style:style style:name="T19" style:family="text">
      <style:text-properties officeooo:rsid="000f06df"/>
    </style:style>
    <style:style style:name="T20" style:family="text">
      <style:text-properties officeooo:rsid="000fa8bb"/>
    </style:style>
    <style:style style:name="T21" style:family="text">
      <style:text-properties officeooo:rsid="0033526c"/>
    </style:style>
    <style:style style:name="T22" style:family="text">
      <style:text-properties fo:font-weight="normal" officeooo:rsid="0013cd49" style:font-weight-asian="normal" style:font-weight-complex="normal"/>
    </style:style>
    <style:style style:name="T23" style:family="text">
      <style:text-properties officeooo:rsid="00397554"/>
    </style:style>
    <style:style style:name="T24" style:family="text">
      <style:text-properties officeooo:rsid="0032cd61"/>
    </style:style>
    <style:style style:name="T25" style:family="text">
      <style:text-properties officeooo:rsid="00359d9c"/>
    </style:style>
    <style:style style:name="T26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5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5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7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7" table:number-columns-spanned="2" office:value-type="string">
            <text:p text:style-name="P56">वेबसाइट 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1"><text:s/>गुड मॉर्निंग </text:span></text:span><text:span text:style-name="Default_20_Paragraph_20_Font"><text:span text:style-name="T12">– Good Morning</text:span></text:span></text:p>
          </table:table-cell>
          <table:table-cell table:style-name="Table1.C3" office:value-type="string">
            <text:p text:style-name="P60">109</text:p>
          </table:table-cell>
          <table:table-cell table:style-name="Table1.D3" office:value-type="string">
            <text:p text:style-name="P63">लातूर <text:s/>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60">110</text:p>
          </table:table-cell>
          <table:table-cell table:style-name="Table1.D3" office:value-type="string">
            <text:p text:style-name="P63">नागपुर , वर्धा , यवतमाल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60"/>
          </table:table-cell>
          <table:table-cell table:style-name="Table1.D3" office:value-type="string">
            <text:p text:style-name="P63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5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5">नाश्ता</text:span></text:span><text:span text:style-name="Default_20_Paragraph_20_Font"><text:span text:style-name="T6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7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 बजे</text:span></text:span></text:p>
          </table:table-cell>
          <table:table-cell table:style-name="Table1.C7" table:number-rows-spanned="2" table:number-columns-spanned="2" office:value-type="string">
            <text:p text:style-name="P55">रीटर्न टिकट बुकिंग ऑफिस </text:p>
          </table:table-cell>
          <table:covered-table-cell/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.30 बजे</text:span></text:span></text:p>
          </table:table-cell>
          <table:covered-table-cell/>
          <table:covered-table-cell/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1 बजे</text:span></text:span></text:p>
          </table:table-cell>
          <table:table-cell table:style-name="Table1.C3" office:value-type="string">
            <text:p text:style-name="P57">101</text:p>
          </table:table-cell>
          <table:table-cell table:style-name="Table1.D3" office:value-type="string">
            <text:p text:style-name="P61"><text:s/><text:span text:style-name="T25">नांदेड़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11.30 बजे</text:span></text:span></text:p>
          </table:table-cell>
          <table:table-cell table:style-name="Table1.C3" office:value-type="string">
            <text:p text:style-name="P57">102</text:p>
          </table:table-cell>
          <table:table-cell table:style-name="Table1.D3" office:value-type="string">
            <text:p text:style-name="P62">अहमदपुर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 बजे</text:span></text:span></text:p>
          </table:table-cell>
          <table:table-cell table:style-name="Table1.C3" office:value-type="string">
            <text:p text:style-name="P58"><text:s/><text:span text:style-name="T26">103</text:span></text:p>
          </table:table-cell>
          <table:table-cell table:style-name="Table1.D3" office:value-type="string">
            <text:p text:style-name="P62">उद्गीर</text:p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.30 बजे</text:span></text:span></text:p>
          </table:table-cell>
          <table:table-cell table:style-name="Table1.C3" office:value-type="string">
            <text:p text:style-name="P59">104</text:p>
          </table:table-cell>
          <table:table-cell table:style-name="Table1.D3" office:value-type="string">
            <text:p text:style-name="P62">औरंगाबाद</text:p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 बजे</text:span></text:span></text:p>
          </table:table-cell>
          <table:table-cell table:style-name="Table1.C3" office:value-type="string">
            <text:p text:style-name="P59">105</text:p>
          </table:table-cell>
          <table:table-cell table:style-name="Table1.D24" office:value-type="string">
            <text:p text:style-name="P62">लातूर</text:p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के लिए रुकते समय</text:span></text:span></text:p>
          </table:table-cell>
          <table:table-cell table:style-name="Table1.C3" office:value-type="string">
            <text:p text:style-name="P59">106</text:p>
          </table:table-cell>
          <table:table-cell table:style-name="Table1.D25" office:value-type="string">
            <text:p text:style-name="P62">पुणे</text:p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59">107</text:p>
          </table:table-cell>
          <table:table-cell table:style-name="Table1.D3" office:value-type="string">
            <text:p text:style-name="P62">निलंगा</text:p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59">108</text:p>
          </table:table-cell>
          <table:table-cell table:style-name="Table1.D3" office:value-type="string">
            <text:p text:style-name="P62">शिरूर अनंतपाल</text:p>
          </table:table-cell>
        </table:table-row>
        <text:soft-page-break/>
        <table:table-row table:style-name="Table1.28">
          <table:table-cell table:style-name="Table1.A11" office:value-type="string">
            <text:p text:style-name="P50"/>
          </table:table-cell>
          <table:table-cell table:style-name="Table1.B11" office:value-type="string">
            <text:p text:style-name="P52"><text:span text:style-name="T13">पुणे - </text:span><text:span text:style-name="T15">अहमदपूर </text:span><text:span text:style-name="T14"><text:s/></text:span></text:p>
          </table:table-cell>
          <table:table-cell table:style-name="Table1.C11" office:value-type="string">
            <text:p text:style-name="P50"/>
          </table:table-cell>
          <table:table-cell table:style-name="Table1.D11" office:value-type="string">
            <text:p text:style-name="P52"><text:span text:style-name="T15">अहमदपूर </text:span><text:span text:style-name="T14"><text:s/></text:span><text:span text:style-name="T13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33"><text:s/>बार्शी<text:span text:style-name="T16"> 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5"><text:s/>येडश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6"><text:s/>तडवला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37"><text:s/>ढोकी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7"><text:s/>ढोराला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37"><text:s/>मुरु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7"><text:s/>काळे बोरगाव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20"><text:span text:style-name="T16"><text:s/>रामेगाव </text:span><text:s/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37"><text:s/>मुरुड अकोला 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<text:span text:style-name="T19">युनिव्हर्सिटी</text:span>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37"><text:s/>12 नंबर पाटी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<text:span text:style-name="T19">ब्रेमेन चौक , औंध </text:span>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2"><text:s/>5 no.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1"><text:s/><text:span text:style-name="T19">सांगवी फाटा </text:span>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1 नंबर चौक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6"><text:s/><text:span text:style-name="T19">रक्षक चौक</text:span>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37"><text:s/>बजाज शोरूम , रिलायन्स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8"><text:s/><text:span text:style-name="T19">जगताप डेअरी</text:span>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34"><text:s/>पाण्याची टाकी 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8"><text:s/><text:span text:style-name="T19">काळेवाडी फाटा </text:span>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47"><text:s/>उषा किरण 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8"><text:s/><text:span text:style-name="T19">रहाटणी फाटा </text:span>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38"><text:s/>दयानंद गेट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44"><text:s/>तापकी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40"><text:span text:style-name="T17"><text:s/>शिवाजी <text:s/>चौक </text:span>,लातूर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45"><text:s/>D - मार्ट, MM शाळ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39"><text:s/>अशोक हॉटेल 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9"><text:s/><text:span text:style-name="T20">चिंचवड गाव - चाफेकर चौक </text:span>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38"><text:s/>गांधी चौक 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7"><text:s/><text:span text:style-name="T20">आकुर्डी - खंडोबा मंदिर</text:span>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42"><text:s/><text:span text:style-name="T18">आष्टा मोड </text:span></text:p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7"><text:s/><text:span text:style-name="T20">निगडी</text:span>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43"><text:s/>चाकूर</text:p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5"><text:s/><text:span text:style-name="T20">थर्मोसा चौक </text:span>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8"><text:s/>शिरूर ताजबंद </text:p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9"><text:s/><text:span text:style-name="T20">K S B <text:s/>चौक</text:span>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अहमदपूर 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31"><text:s/><text:span text:style-name="T20">भोसरी - लास्ट स्टॉप </text:span>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41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30"/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41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8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54"><text:span text:style-name="Default_20_Paragraph_20_Font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fca9f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T8100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1">T8100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ranav</meta:initial-creator>
    <meta:creation-date>2017-07-14T07:26:00Z</meta:creation-date>
    <dc:date>2017-08-09T20:41:47.650974505</dc:date>
    <meta:editing-cycles>14</meta:editing-cycles>
    <meta:editing-duration>PT1H28M42S</meta:editing-duration>
    <meta:document-statistic meta:table-count="1" meta:image-count="2" meta:object-count="0" meta:page-count="2" meta:paragraph-count="208" meta:word-count="381" meta:character-count="1436" meta:non-whitespace-character-count="10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Pune-ahamadpur%20-%20Narmada%20-16.odt/Normal"/>
  </office:meta>
</office:document-meta>
</file>